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999999" draw:marker-end="Arrowheads_20_1" draw:textarea-horizontal-align="center" draw:textarea-vertical-align="middle"/>
    </style:style>
    <style:style style:name="gr3" style:family="graphic" style:parent-style-name="standard">
      <style:graphic-properties svg:stroke-color="#999999" draw:marker-start="Arrowheads_20_1" draw:marker-end="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svg:stroke-color="#999999" draw:marker-start="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svg:stroke-color="#999999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color="#999999" draw:marker-start="" draw:marker-end="Arrowheads_20_1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svg:stroke-color="#999999" draw:marker-start="Arrowheads_20_1" draw:marker-end="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draw:stroke-dash="Ultrafine_20_Dashed" svg:stroke-color="#999999" draw:textarea-horizontal-align="center" draw:textarea-vertical-align="middle"/>
    </style:style>
    <style:style style:name="gr15" style:family="graphic" style:parent-style-name="standard">
      <style:graphic-properties svg:stroke-color="#999999" draw:marker-start="" draw:marker-end="Arrowheads_20_1" draw:textarea-horizontal-align="center" draw:textarea-vertical-align="middle"/>
    </style:style>
    <style:style style:name="gr16" style:family="graphic" style:parent-style-name="standard">
      <style:graphic-properties svg:stroke-color="#ffffff" draw:marker-start="" draw:marker-end="" draw:fill="solid" draw:fill-color="#e6e6e6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3.9cm" fo:min-width="3.16cm"/>
    </style:style>
    <style:style style:name="gr18" style:family="graphic" style:parent-style-name="standard">
      <style:graphic-properties svg:stroke-color="#ffffff" draw:marker-start="" draw:marker-end="" draw:fill="solid" draw:fill-color="#e6e6e6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stroke="none" svg:stroke-color="#e6e6e6" draw:marker-start="" draw:marker-end="" draw:fill="none" draw:fill-color="#ffffff" fo:min-height="2.41cm"/>
    </style:style>
    <style:style style:name="gr20" style:family="graphic" style:parent-style-name="standard">
      <style:graphic-properties draw:stroke="none" svg:stroke-color="#000000" draw:marker-start="" draw:marker-end="" draw:fill="none" draw:fill-color="#ffffff" fo:min-height="2.2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color="#808000" fo:text-shadow="none"/>
    </style:style>
    <style:style style:name="P6" style:family="paragraph">
      <style:text-properties fo:color="#808000" fo:font-size="10pt" fo:text-shadow="none" style:font-size-asian="10pt" style:font-size-complex="10pt"/>
    </style:style>
    <style:style style:name="P7" style:family="paragraph">
      <style:text-properties fo:color="#00ae00" fo:text-shadow="none"/>
    </style:style>
    <style:style style:name="P8" style:family="paragraph">
      <style:text-properties fo:color="#00ae00" fo:font-size="10pt" fo:text-shadow="none" style:font-size-asian="10pt" style:font-size-complex="10pt"/>
    </style:style>
    <style:style style:name="P9" style:family="paragraph"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808000" fo:font-size="10pt" fo:text-shadow="none" style:font-size-asian="10pt" style:font-size-complex="10pt"/>
    </style:style>
    <style:style style:name="T4" style:family="text">
      <style:text-properties fo:color="#00ae00" fo:font-size="10pt" fo:text-shadow="none" style:font-size-asian="10pt" style:font-size-complex="10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3.175cm" svg:height="2.54cm" svg:x="7.978cm" svg:y="3.664cm">
          <text:p text:style-name="P1"><text:span text:style-name="T1">Add items to cart</text:span></text:p>
        </draw:rect>
        <draw:rect draw:style-name="gr1" draw:text-style-name="P2" draw:id="id2" draw:layer="layout" svg:width="3.175cm" svg:height="2.54cm" svg:x="7.984cm" svg:y="7.723cm">
          <text:p text:style-name="P1"><text:span text:style-name="T1">View cart</text:span></text:p>
        </draw:rect>
        <draw:connector draw:style-name="gr2" draw:text-style-name="P1" draw:layer="layout" svg:x1="9.565cm" svg:y1="6.204cm" svg:x2="9.571cm" svg:y2="7.723cm" draw:start-shape="id1" draw:end-shape="id2" svg:d="m9565 6204v760h6v759">
          <text:p/>
        </draw:connector>
        <draw:rect draw:style-name="gr1" draw:text-style-name="P2" draw:id="id3" draw:layer="layout" svg:width="3.175cm" svg:height="2.54cm" svg:x="7.984cm" svg:y="11.533cm">
          <text:p text:style-name="P1"><text:span text:style-name="T1">Begin checkout</text:span></text:p>
        </draw:rect>
        <draw:connector draw:style-name="gr3" draw:text-style-name="P1" draw:layer="layout" svg:x1="9.571cm" svg:y1="11.533cm" svg:x2="9.571cm" svg:y2="10.263cm" draw:start-shape="id3" draw:end-shape="id2" svg:d="m9571 11533v-1270">
          <text:p/>
        </draw:connector>
        <draw:rect draw:style-name="gr1" draw:text-style-name="P2" draw:id="id8" draw:layer="layout" svg:width="4.023cm" svg:height="2.685cm" svg:x="1.233cm" svg:y="18.518cm">
          <text:p/>
        </draw:rect>
        <draw:rect draw:style-name="gr1" draw:text-style-name="P2" draw:id="id6" draw:layer="layout" svg:width="3.175cm" svg:height="2.54cm" svg:x="12.429cm" svg:y="17.248cm">
          <text:p text:style-name="P1"><text:span text:style-name="T1">Finish </text:span></text:p>
          <text:p text:style-name="P1"><text:span text:style-name="T1">Checkout</text:span></text:p>
        </draw:rect>
        <draw:connector draw:style-name="gr4" draw:text-style-name="P1" draw:layer="layout" svg:x1="6.513cm" svg:y1="15.617cm" svg:x2="8.455cm" svg:y2="15.621cm" draw:start-shape="id4" draw:start-glue-point="1" draw:end-shape="id5" svg:d="m6513 15617h971v4h971">
          <svg:title>logged in?</svg:title>
          <text:p/>
        </draw:connector>
        <draw:connector draw:style-name="gr5" draw:text-style-name="P2" draw:layer="layout" svg:x1="10.688cm" svg:y1="15.621cm" svg:x2="12.429cm" svg:y2="18.518cm" draw:start-shape="id5" draw:end-shape="id6" svg:d="m10688 15621h871v2897h870">
          <text:p/>
        </draw:connector>
        <draw:rect draw:style-name="gr1" draw:text-style-name="P2" draw:id="id7" draw:layer="layout" svg:width="3.175cm" svg:height="2.685cm" svg:x="6.079cm" svg:y="18.518cm">
          <text:p text:style-name="P1"><text:span text:style-name="T1">Login</text:span></text:p>
        </draw:rect>
        <draw:connector draw:style-name="gr6" draw:text-style-name="P1" draw:layer="layout" draw:line-skew="-0.327cm" svg:x1="5.364cm" svg:y1="16.132cm" svg:x2="7.666cm" svg:y2="18.518cm" draw:start-shape="id4" draw:end-shape="id7" draw:end-glue-point="0" svg:d="m5364 16132v866h2302v1520">
          <text:p/>
        </draw:connector>
        <draw:connector draw:style-name="gr7" draw:text-style-name="P1" draw:layer="layout" draw:line-skew="-0.327cm" svg:x1="3.244cm" svg:y1="18.518cm" svg:x2="5.364cm" svg:y2="16.132cm" draw:start-shape="id8" draw:start-glue-point="0" draw:end-shape="id4" draw:end-glue-point="2" svg:d="m3244 18518v-1520h2120v-866">
          <text:p/>
        </draw:connector>
        <draw:frame draw:style-name="gr8" draw:text-style-name="P3" draw:layer="layout" svg:width="0.891cm" svg:height="0.64cm" svg:x="7.876cm" svg:y="15.716cm">
          <draw:text-box>
            <text:p text:style-name="P3"><text:span text:style-name="T2">no</text:span></text:p>
          </draw:text-box>
        </draw:frame>
        <draw:frame draw:style-name="gr9" draw:text-style-name="P4" draw:layer="layout" svg:width="1.103cm" svg:height="0.687cm" svg:x="10.163cm" svg:y="15.639cm">
          <draw:text-box>
            <text:p><text:span text:style-name="T1">yes</text:span></text:p>
          </draw:text-box>
        </draw:frame>
        <draw:frame draw:style-name="gr10" draw:text-style-name="P3" draw:layer="layout" svg:width="0.951cm" svg:height="0.64cm" svg:x="3.96cm" svg:y="16.338cm">
          <draw:text-box>
            <text:p text:style-name="P3"><text:span text:style-name="T2">no</text:span></text:p>
          </draw:text-box>
        </draw:frame>
        <draw:frame draw:style-name="gr11" draw:text-style-name="P4" draw:layer="layout" svg:width="1.137cm" svg:height="0.687cm" svg:x="5.649cm" svg:y="16.327cm">
          <draw:text-box>
            <text:p><text:span text:style-name="T1">yes</text:span></text:p>
          </draw:text-box>
        </draw:frame>
        <draw:frame draw:style-name="gr12" draw:text-style-name="P6" draw:id="id4" draw:layer="layout" svg:width="2.297cm" svg:height="1.029cm" svg:x="4.216cm" svg:y="15.103cm">
          <draw:text-box>
            <text:p text:style-name="P5"><text:span text:style-name="T3">Registered </text:span></text:p>
            <text:p text:style-name="P5"><text:span text:style-name="T3">customer?</text:span></text:p>
          </draw:text-box>
        </draw:frame>
        <draw:frame draw:style-name="gr13" draw:text-style-name="P8" draw:id="id5" draw:layer="layout" svg:width="2.233cm" svg:height="0.64cm" svg:x="8.455cm" svg:y="15.301cm">
          <draw:text-box>
            <text:p text:style-name="P7"><text:span text:style-name="T4">Logged in?</text:span></text:p>
          </draw:text-box>
        </draw:frame>
        <draw:connector draw:style-name="gr14" draw:text-style-name="P1" draw:layer="layout" svg:x1="9.571cm" svg:y1="15.301cm" svg:x2="9.571cm" svg:y2="14.073cm" draw:start-shape="id5" draw:start-glue-point="0" draw:end-shape="id3" svg:d="m9571 15301v-1228">
          <text:p/>
        </draw:connector>
        <draw:connector draw:style-name="gr15" draw:text-style-name="P1" draw:layer="layout" draw:line-skew="0.719cm" svg:x1="9.254cm" svg:y1="19.86cm" svg:x2="12.429cm" svg:y2="18.518cm" draw:start-shape="id7" draw:end-shape="id6" svg:d="m9254 19860h2307v-1342h868">
          <text:p/>
        </draw:connector>
        <draw:connector draw:style-name="gr2" draw:text-style-name="P1" draw:layer="layout" draw:line-skew="0.279cm" svg:x1="3.244cm" svg:y1="21.203cm" svg:x2="14.016cm" svg:y2="19.788cm" draw:start-shape="id8" draw:end-shape="id6" draw:end-glue-point="2" svg:d="m3244 21203v779h10772v-2194">
          <text:p/>
        </draw:connector>
        <draw:rect draw:style-name="gr1" draw:text-style-name="P2" draw:id="id9" draw:layer="layout" svg:width="3.175cm" svg:height="2.54cm" svg:x="16.961cm" svg:y="17.248cm">
          <text:p text:style-name="P1"><text:span text:style-name="T1">Confirmation/</text:span></text:p>
          <text:p text:style-name="P1"><text:span text:style-name="T1">Receipt</text:span></text:p>
        </draw:rect>
        <draw:connector draw:style-name="gr2" draw:text-style-name="P1" draw:layer="layout" svg:x1="15.604cm" svg:y1="18.518cm" svg:x2="16.961cm" svg:y2="18.518cm" draw:start-shape="id6" draw:end-shape="id9" draw:end-glue-point="3" svg:d="m15604 18518h1357">
          <text:p/>
        </draw:connector>
        <draw:custom-shape draw:style-name="gr16" draw:text-style-name="P1" draw:layer="layout" svg:width="3.46cm" svg:height="4.875cm" svg:x="14.572cm" svg:y="11.888cm">
          <text:p/>
          <draw:enhanced-geometry svg:viewBox="0 0 21600 21600" draw:text-areas="800 800 20800 20800" draw:type="round-rectangular-callout" draw:modifiers="-5086.39121641144 23363.08449548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9" draw:layer="layout" svg:width="3.517cm" svg:height="4.827cm" svg:x="14.588cm" svg:y="12.087cm">
          <draw:text-box>
            <text:p><text:span text:style-name="T5">Here we present the order summary &amp; <text:s/>form fields for name, <text:s/>address, payment <text:s/>info. <text:s/>Auto-populate <text:s/>name and address if cust has an account. Cust can select a previously saved payment option or enter a new one... and save it for later.</text:span></text:p>
            <text:p><text:span text:style-name="T5"/></text:p>
          </draw:text-box>
        </draw:frame>
        <draw:custom-shape draw:style-name="gr18" draw:text-style-name="P2" draw:layer="layout" svg:width="3.589cm" svg:height="3.879cm" svg:x="1.214cm" svg:y="10.619cm">
          <text:p/>
          <draw:enhanced-geometry svg:viewBox="0 0 21600 21600" draw:text-areas="800 800 20800 20800" draw:type="round-rectangular-callout" draw:modifiers="18435.208913649 25329.8969072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3" draw:layer="layout" svg:width="3.679cm" svg:height="3.363cm" svg:x="1.214cm" svg:y="10.89cm">
          <draw:text-box>
            <text:p text:style-name="P3"><text:span text:style-name="T2">Amazon doesn't pose this question explicitly, but instead they collect the email address and ask you to enter a password if you have one</text:span></text:p>
          </draw:text-box>
        </draw:frame>
        <draw:frame draw:style-name="gr20" draw:text-style-name="P1" draw:layer="layout" svg:width="4.31cm" svg:height="2.519cm" svg:x="1cm" svg:y="18.72cm">
          <draw:text-box>
            <text:p text:style-name="P1"><text:span text:style-name="T1">Enter email address</text:span></text:p>
            <text:p text:style-name="P1"><text:span text:style-name="T1">(whether we allow </text:span></text:p>
            <text:p text:style-name="P1"><text:span text:style-name="T1">guest checkout could be config optio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yan Walker</meta:initial-creator>
    <meta:creation-date>2010-02-28T14:27:42.78</meta:creation-date>
    <dc:date>2010-02-28T16:10:46.32</dc:date>
    <dc:creator>Ryan Walker</dc:creator>
    <meta:editing-duration>PT01H09M51S</meta:editing-duration>
    <meta:editing-cycles>41</meta:editing-cycles>
    <meta:generator>OpenOffice.org/3.0$Win32 OpenOffice.org_project/300m15$Build-9379</meta:generator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